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3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8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0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6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fo:background-color="transparent" fo:border="0.06pt solid #000000"/>
    </style:style>
    <style:style style:name="ce64" style:family="table-cell" style:parent-style-name="Default">
      <style:table-cell-properties fo:background-color="#00ffff" fo:border="0.06pt solid #000000"/>
    </style:style>
    <style:style style:name="ce65" style:family="table-cell" style:parent-style-name="Default">
      <style:table-cell-properties fo:background-color="#00ff00" fo:border="0.06pt solid #000000"/>
    </style:style>
    <style:style style:name="ce66" style:family="table-cell" style:parent-style-name="Default">
      <style:table-cell-properties fo:background-color="transparent" fo:border="0.06pt solid #000000"/>
      <style:text-properties fo:color="#000000"/>
    </style:style>
    <style:style style:name="ce67" style:family="table-cell" style:parent-style-name="Default">
      <style:table-cell-properties fo:background-color="#00ff00" fo:border="0.06pt solid #000000"/>
      <style:text-properties fo:color="#000000"/>
    </style:style>
    <style:style style:name="ce68" style:family="table-cell" style:parent-style-name="Default">
      <style:table-cell-properties fo:background-color="#00ffff" fo:border="0.06pt solid #000000"/>
      <style:text-properties fo:color="#000000"/>
    </style:style>
    <style:style style:name="ce6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ff00" fo:border="0.06pt solid #000000"/>
      <style:text-properties fo:color="#000000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00ffff"/>
    </style:style>
    <style:style style:name="ce7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20"/>
        <table:table-column table:style-name="co5" table:default-cell-style-name="ce11"/>
        <table:table-column table:style-name="co6" table:default-cell-style-name="ce20"/>
        <table:table-column table:style-name="co7" table:default-cell-style-name="ce11"/>
        <table:table-column table:style-name="co8" table:default-cell-style-name="ce20"/>
        <table:table-column table:style-name="co9" table:default-cell-style-name="ce11"/>
        <table:table-column table:style-name="co10" table:default-cell-style-name="ce20"/>
        <table:table-column table:style-name="co11" table:default-cell-style-name="ce11"/>
        <table:table-column table:style-name="co12" table:default-cell-style-name="ce20"/>
        <table:table-column table:style-name="co11" table:default-cell-style-name="ce11"/>
        <table:table-column table:style-name="co12" table:default-cell-style-name="ce20"/>
        <table:table-column table:style-name="co13" table:default-cell-style-name="ce11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10605</text:p>
          </table:table-cell>
          <table:table-cell table:style-name="ce12"/>
          <table:table-cell table:style-name="ce21"/>
          <table:table-cell table:style-name="ce24"/>
          <table:table-cell table:style-name="ce27"/>
          <table:table-cell table:style-name="ce31"/>
          <table:table-cell table:style-name="ce33"/>
          <table:table-cell table:style-name="ce13"/>
          <table:table-cell table:style-name="ce22"/>
          <table:table-cell table:style-name="ce25"/>
          <table:table-cell table:style-name="ce33"/>
          <table:table-cell table:style-name="ce13"/>
          <table:table-cell table:style-name="ce22"/>
          <table:table-cell table:style-name="ce25"/>
          <table:table-cell table:style-name="ce28"/>
          <table:table-cell table:style-name="ce26" table:number-columns-repeated="4"/>
          <table:table-cell table:style-name="ce39"/>
          <table:table-cell table:style-name="ce13"/>
          <table:table-cell table:style-name="ce22"/>
          <table:table-cell table:style-name="ce47"/>
          <table:table-cell table:style-name="ce22" table:number-columns-repeated="10"/>
          <table:table-cell table:style-name="ce63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3"/>
          <table:covered-table-cell table:style-name="ce22"/>
          <table:covered-table-cell table:style-name="ce25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4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22"/>
          <table:covered-table-cell table:style-name="ce25"/>
          <table:table-cell table:style-name="ce34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22"/>
          <table:covered-table-cell table:style-name="ce25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40" office:value-type="string" calcext:value-type="string">
            <text:p>GCS parameters</text:p>
          </table:covered-table-cell>
          <table:covered-table-cell table:style-name="ce13"/>
          <table:covered-table-cell table:style-name="ce22"/>
          <table:covered-table-cell table:style-name="ce47"/>
          <table:covered-table-cell table:number-columns-repeated="6" table:style-name="ce22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2"/>
          <table:table-cell table:style-name="ce63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EUVI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14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40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3" table:number-columns-repeated="9"/>
          <table:table-cell table:number-columns-repeated="982"/>
        </table:table-row>
        <table:table-row table:style-name="ro4">
          <table:table-cell table:style-name="ce3" office:value-type="time" office:time-value="PT05H10M00S" calcext:value-type="time">
            <text:p>05:10:00</text:p>
          </table:table-cell>
          <table:table-cell table:style-name="ce15" office:value-type="string" calcext:value-type="string">
            <text:p>20110605_051000_0B4c1B.fts</text:p>
          </table:table-cell>
          <table:table-cell table:style-name="ce3" office:value-type="time" office:time-value="PT05H00M00S" calcext:value-type="time">
            <text:p>05:00:00</text:p>
          </table:table-cell>
          <table:table-cell table:style-name="ce15" office:value-type="string" calcext:value-type="string">
            <text:p>20110605_050000_0B4c1B.fts</text:p>
          </table:table-cell>
          <table:table-cell table:style-name="ce3" office:value-type="time" office:time-value="PT05H45M00S" calcext:value-type="time">
            <text:p>05:45:00</text:p>
          </table:table-cell>
          <table:table-cell table:style-name="ce15" office:value-type="string" calcext:value-type="string">
            <text:p>20110605_054530_14euB.fts</text:p>
          </table:table-cell>
          <table:table-cell table:style-name="ce3" office:value-type="time" office:time-value="PT05H11M00S" calcext:value-type="time">
            <text:p>05:11:00</text:p>
          </table:table-cell>
          <table:table-cell table:style-name="ce15" office:value-type="string" calcext:value-type="string">
            <text:p>25374830.fts</text:p>
          </table:table-cell>
          <table:table-cell table:style-name="ce3" office:value-type="time" office:time-value="PT04H56M00S" calcext:value-type="time">
            <text:p>04:56:00</text:p>
          </table:table-cell>
          <table:table-cell table:style-name="ce15" office:value-type="string" calcext:value-type="string">
            <text:p>25374829.fts</text:p>
          </table:table-cell>
          <table:table-cell table:style-name="ce3" office:value-type="time" office:time-value="PT05H10M00S" calcext:value-type="time">
            <text:p>05:10:00</text:p>
          </table:table-cell>
          <table:table-cell table:style-name="ce15" office:value-type="string" calcext:value-type="string">
            <text:p>20110605_051000_0B4c1A.fts</text:p>
          </table:table-cell>
          <table:table-cell table:style-name="ce3" office:value-type="time" office:time-value="PT05H00M00S" calcext:value-type="time">
            <text:p>05:00:00</text:p>
          </table:table-cell>
          <table:table-cell table:style-name="ce15" office:value-type="string" calcext:value-type="string">
            <text:p>20110605_050000_0B4c1A.fts</text:p>
          </table:table-cell>
          <table:table-cell table:style-name="ce3" office:value-type="time" office:time-value="PT06H15M00S" calcext:value-type="time">
            <text:p>06:15:00</text:p>
          </table:table-cell>
          <table:table-cell table:style-name="ce15" office:value-type="string" calcext:value-type="string">
            <text:p>20110605_061530_14euA.fts</text:p>
          </table:table-cell>
          <table:table-cell table:style-name="ce15" office:value-type="string" calcext:value-type="string">
            <text:p>05:39:00</text:p>
          </table:table-cell>
          <table:table-cell table:style-name="ce15" office:value-type="string" calcext:value-type="string">
            <text:p>AIA20110605_053907_0193.fits</text:p>
          </table:table-cell>
          <table:table-cell table:style-name="ce15" office:value-type="string" calcext:value-type="string">
            <text:p>y A</text:p>
          </table:table-cell>
          <table:table-cell table:style-name="ce32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 office:value-type="float" office:value="1" calcext:value-type="float">
            <text:p>1</text:p>
          </table:table-cell>
          <table:table-cell table:style-name="ce48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605/preped/20110605_051000_0B4c1A.fts', hdreventa)&#10;imaprev=sccreadfits(secchipath+'/a/seq/cor1/20110605/preped/20110605_050000_0B4c1A.fts',hdreventpa)&#10;;SECCHI B&#10;imb=sccreadfits(secchipath+'/b/seq/cor1/20110605/preped/20110605_051000_0B4c1B.fts', hdreventb)&#10;imbprev=sccreadfits(secchipath+'/b/seq/cor1/20110605/preped/20110605_05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605/25374830.fts', lasco1hdr);+'/C3/L0/20130328/32334111.fts', lasco1hdr)&#10;lasco0=readfits(lascopath+'/20110605/2537482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605/preped/20110605_051000_0B4c1A.fts', hdreventa)</text:p>
            <text:p>imaprev=sccreadfits(secchipath+'/a/seq/cor1/20110605/preped/20110605_050000_0B4c1A.fts',hdreventpa)</text:p>
            <text:p>;SECCHI B</text:p>
            <text:p>imb=sccreadfits(secchipath+'/b/seq/cor1/20110605/preped/20110605_051000_0B4c1B.fts', hdreventb)</text:p>
            <text:p>imbprev=sccreadfits(secchipath+'/b/seq/cor1/20110605/preped/20110605_05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605/25374830.fts', lasco1hdr);+'/C3/L0/20130328/32334111.fts', lasco1hdr)</text:p>
            <text:p>lasco0=readfits(lascopath+'/20110605/2537482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;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57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4">
          <table:table-cell table:style-name="ce4" office:value-type="time" office:time-value="PT05H20M00S" calcext:value-type="time">
            <text:p>05:20:00</text:p>
          </table:table-cell>
          <table:table-cell table:style-name="ce14" office:value-type="string" calcext:value-type="string">
            <text:p>20110605_052000_0B4c1B.fts</text:p>
          </table:table-cell>
          <table:table-cell table:style-name="ce4" office:value-type="time" office:time-value="PT05H10M00S" calcext:value-type="time">
            <text:p>05:10:00</text:p>
          </table:table-cell>
          <table:table-cell table:style-name="ce14" office:value-type="string" calcext:value-type="string">
            <text:p>20110605_051000_0B4c1B.fts</text:p>
          </table:table-cell>
          <table:table-cell table:style-name="ce4"/>
          <table:table-cell table:style-name="ce14"/>
          <table:table-cell table:style-name="ce4" office:value-type="time" office:time-value="PT05H25M00S" calcext:value-type="time">
            <text:p>05:25:00</text:p>
          </table:table-cell>
          <table:table-cell table:style-name="ce14" office:value-type="string" calcext:value-type="string">
            <text:p>25374831.fts</text:p>
          </table:table-cell>
          <table:table-cell table:style-name="ce4" office:value-type="time" office:time-value="PT05H11M00S" calcext:value-type="time">
            <text:p>05:11:00</text:p>
          </table:table-cell>
          <table:table-cell table:style-name="ce14" office:value-type="string" calcext:value-type="string">
            <text:p>25374830.fts</text:p>
          </table:table-cell>
          <table:table-cell table:style-name="ce4" office:value-type="time" office:time-value="PT05H20M00S" calcext:value-type="time">
            <text:p>05:20:00</text:p>
          </table:table-cell>
          <table:table-cell table:style-name="ce14" office:value-type="string" calcext:value-type="string">
            <text:p>20110605_052000_0B4c1A.fts</text:p>
          </table:table-cell>
          <table:table-cell table:style-name="ce4" office:value-type="time" office:time-value="PT05H10M00S" calcext:value-type="time">
            <text:p>05:10:00</text:p>
          </table:table-cell>
          <table:table-cell table:style-name="ce14" office:value-type="string" calcext:value-type="string">
            <text:p>20110605_051000_0B4c1A.fts</text:p>
          </table:table-cell>
          <table:table-cell table:style-name="ce4"/>
          <table:table-cell table:style-name="ce14" table:number-columns-repeated="4"/>
          <table:table-cell table:style-name="ce17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42"/>
          <table:table-cell table:style-name="ce49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605/preped/20110605_052000_0B4c1A.fts', hdreventa)&#10;imaprev=sccreadfits(secchipath+'/a/seq/cor1/20110605/preped/20110605_051000_0B4c1A.fts',hdreventpa)&#10;;SECCHI B&#10;imb=sccreadfits(secchipath+'/b/seq/cor1/20110605/preped/20110605_052000_0B4c1B.fts', hdreventb)&#10;imbprev=sccreadfits(secchipath+'/b/seq/cor1/20110605/preped/20110605_05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605/25374831.fts', lasco1hdr);+'/C3/L0/20130328/32334111.fts', lasco1hdr)&#10;lasco0=readfits(lascopath+'/20110605/2537483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605/preped/20110605_052000_0B4c1A.fts', hdreventa)</text:p>
            <text:p>imaprev=sccreadfits(secchipath+'/a/seq/cor1/20110605/preped/20110605_051000_0B4c1A.fts',hdreventpa)</text:p>
            <text:p>;SECCHI B</text:p>
            <text:p>imb=sccreadfits(secchipath+'/b/seq/cor1/20110605/preped/20110605_052000_0B4c1B.fts', hdreventb)</text:p>
            <text:p>imbprev=sccreadfits(secchipath+'/b/seq/cor1/20110605/preped/20110605_05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605/25374831.fts', lasco1hdr);+'/C3/L0/20130328/32334111.fts', lasco1hdr)</text:p>
            <text:p>lasco0=readfits(lascopath+'/20110605/2537483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;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4">
          <table:table-cell table:style-name="ce5" office:value-type="time" office:time-value="PT05H40M00S" calcext:value-type="time">
            <text:p>05:40:00</text:p>
          </table:table-cell>
          <table:table-cell table:style-name="ce16" office:value-type="string" calcext:value-type="string">
            <text:p>20110605_054000_0B4c1B.fts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19" office:value-type="string" calcext:value-type="string">
            <text:p>20110605_053000_0B4c1B.fts</text:p>
          </table:table-cell>
          <table:table-cell table:style-name="ce8"/>
          <table:table-cell table:style-name="ce19"/>
          <table:table-cell table:style-name="ce8" office:value-type="time" office:time-value="PT05H40M00S" calcext:value-type="time">
            <text:p>05:40:00</text:p>
          </table:table-cell>
          <table:table-cell table:style-name="ce19" office:value-type="string" calcext:value-type="string">
            <text:p>25374832.fts</text:p>
          </table:table-cell>
          <table:table-cell table:style-name="ce8" office:value-type="time" office:time-value="PT05H25M00S" calcext:value-type="time">
            <text:p>05:25:00</text:p>
          </table:table-cell>
          <table:table-cell table:style-name="ce19" office:value-type="string" calcext:value-type="string">
            <text:p>25374831.fts</text:p>
          </table:table-cell>
          <table:table-cell table:style-name="ce5" office:value-type="time" office:time-value="PT05H40M00S" calcext:value-type="time">
            <text:p>05:40:00</text:p>
          </table:table-cell>
          <table:table-cell table:style-name="ce16" office:value-type="string" calcext:value-type="string">
            <text:p>20110605_054000_0B4c1A.fts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19" office:value-type="string" calcext:value-type="string">
            <text:p>20110605_053000_0B4c1A.fts</text:p>
          </table:table-cell>
          <table:table-cell table:style-name="ce8"/>
          <table:table-cell table:style-name="ce19" table:number-columns-repeated="4"/>
          <table:table-cell table:style-name="ce18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2" calcext:value-type="float">
            <text:p>2</text:p>
          </table:table-cell>
          <table:table-cell table:style-name="ce50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605/preped/20110605_054000_0B4c1A.fts', hdreventa)&#10;imaprev=sccreadfits(secchipath+'/a/seq/cor1/20110605/preped/20110605_053000_0B4c1A.fts',hdreventpa)&#10;;SECCHI B&#10;imb=sccreadfits(secchipath+'/b/seq/cor1/20110605/preped/20110605_054000_0B4c1B.fts', hdreventb)&#10;imbprev=sccreadfits(secchipath+'/b/seq/cor1/20110605/preped/20110605_05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605/25374832.fts', lasco1hdr);+'/C3/L0/20130328/32334111.fts', lasco1hdr)&#10;lasco0=readfits(lascopath+'/20110605/2537483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605/preped/20110605_054000_0B4c1A.fts', hdreventa)</text:p>
            <text:p>imaprev=sccreadfits(secchipath+'/a/seq/cor1/20110605/preped/20110605_053000_0B4c1A.fts',hdreventpa)</text:p>
            <text:p>;SECCHI B</text:p>
            <text:p>imb=sccreadfits(secchipath+'/b/seq/cor1/20110605/preped/20110605_054000_0B4c1B.fts', hdreventb)</text:p>
            <text:p>imbprev=sccreadfits(secchipath+'/b/seq/cor1/20110605/preped/20110605_05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605/25374832.fts', lasco1hdr);+'/C3/L0/20130328/32334111.fts', lasco1hdr)</text:p>
            <text:p>lasco0=readfits(lascopath+'/20110605/2537483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;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6"/>
          <table:table-cell table:style-name="ce43" table:number-columns-repeated="4"/>
          <table:table-cell table:style-name="ce16" table:number-columns-repeated="5"/>
          <table:table-cell table:style-name="ce65" table:number-columns-repeated="9"/>
          <table:table-cell table:style-name="ce72" table:number-columns-repeated="982"/>
        </table:table-row>
        <table:table-row table:style-name="ro4">
          <table:table-cell table:style-name="ce4" office:value-type="time" office:time-value="PT05H50M00S" calcext:value-type="time">
            <text:p>05:50:00</text:p>
          </table:table-cell>
          <table:table-cell table:style-name="ce14" office:value-type="string" calcext:value-type="string">
            <text:p>20110605_055000_0B4c1B.fts</text:p>
          </table:table-cell>
          <table:table-cell table:style-name="ce23" office:value-type="time" office:time-value="PT05H40M00S" calcext:value-type="time">
            <text:p>05:40:00</text:p>
          </table:table-cell>
          <table:table-cell table:style-name="ce22" office:value-type="string" calcext:value-type="string">
            <text:p>20110605_054000_0B4c1B.fts</text:p>
          </table:table-cell>
          <table:table-cell table:style-name="ce4"/>
          <table:table-cell table:style-name="ce14"/>
          <table:table-cell table:style-name="ce4" office:value-type="time" office:time-value="PT05H55M00S" calcext:value-type="time">
            <text:p>05:55:00</text:p>
          </table:table-cell>
          <table:table-cell table:style-name="ce14" office:value-type="string" calcext:value-type="string">
            <text:p>25374833.fts</text:p>
          </table:table-cell>
          <table:table-cell table:style-name="ce4" office:value-type="time" office:time-value="PT05H40M00S" calcext:value-type="time">
            <text:p>05:40:00</text:p>
          </table:table-cell>
          <table:table-cell table:style-name="ce14" office:value-type="string" calcext:value-type="string">
            <text:p>25374832.fts</text:p>
          </table:table-cell>
          <table:table-cell table:style-name="ce4" office:value-type="time" office:time-value="PT05H50M00S" calcext:value-type="time">
            <text:p>05:50:00</text:p>
          </table:table-cell>
          <table:table-cell table:style-name="ce14" office:value-type="string" calcext:value-type="string">
            <text:p>20110605_055000_0B4c1A.fts</text:p>
          </table:table-cell>
          <table:table-cell table:style-name="ce23" office:value-type="time" office:time-value="PT05H40M00S" calcext:value-type="time">
            <text:p>05:40:00</text:p>
          </table:table-cell>
          <table:table-cell table:style-name="ce22" office:value-type="string" calcext:value-type="string">
            <text:p>20110605_054000_0B4c1A.fts</text:p>
          </table:table-cell>
          <table:table-cell table:style-name="ce4"/>
          <table:table-cell table:style-name="ce14" table:number-columns-repeated="4"/>
          <table:table-cell table:style-name="ce17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42"/>
          <table:table-cell table:style-name="ce49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605/preped/20110605_055000_0B4c1A.fts', hdreventa)&#10;imaprev=sccreadfits(secchipath+'/a/seq/cor1/20110605/preped/20110605_054000_0B4c1A.fts',hdreventpa)&#10;;SECCHI B&#10;imb=sccreadfits(secchipath+'/b/seq/cor1/20110605/preped/20110605_055000_0B4c1B.fts', hdreventb)&#10;imbprev=sccreadfits(secchipath+'/b/seq/cor1/20110605/preped/20110605_05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605/25374833.fts', lasco1hdr);+'/C3/L0/20130328/32334111.fts', lasco1hdr)&#10;lasco0=readfits(lascopath+'/20110605/2537483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605/preped/20110605_055000_0B4c1A.fts', hdreventa)</text:p>
            <text:p>imaprev=sccreadfits(secchipath+'/a/seq/cor1/20110605/preped/20110605_054000_0B4c1A.fts',hdreventpa)</text:p>
            <text:p>;SECCHI B</text:p>
            <text:p>imb=sccreadfits(secchipath+'/b/seq/cor1/20110605/preped/20110605_055000_0B4c1B.fts', hdreventb)</text:p>
            <text:p>imbprev=sccreadfits(secchipath+'/b/seq/cor1/20110605/preped/20110605_05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605/25374833.fts', lasco1hdr);+'/C3/L0/20130328/32334111.fts', lasco1hdr)</text:p>
            <text:p>lasco0=readfits(lascopath+'/20110605/2537483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;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4">
          <table:table-cell table:style-name="ce5" office:value-type="time" office:time-value="PT06H10M00S" calcext:value-type="time">
            <text:p>06:10:00</text:p>
          </table:table-cell>
          <table:table-cell table:style-name="ce16" office:value-type="string" calcext:value-type="string">
            <text:p>20110605_061000_0B4c1B.fts</text:p>
          </table:table-cell>
          <table:table-cell table:style-name="ce7" office:value-type="time" office:time-value="PT06H00M00S" calcext:value-type="time">
            <text:p>06:00:00</text:p>
          </table:table-cell>
          <table:table-cell table:style-name="ce19" office:value-type="string" calcext:value-type="string">
            <text:p>20110605_060000_0B4c1B.fts</text:p>
          </table:table-cell>
          <table:table-cell table:style-name="ce8"/>
          <table:table-cell table:style-name="ce19"/>
          <table:table-cell table:style-name="ce8" office:value-type="time" office:time-value="PT06H09M00S" calcext:value-type="time">
            <text:p>06:09:00</text:p>
          </table:table-cell>
          <table:table-cell table:style-name="ce19" office:value-type="string" calcext:value-type="string">
            <text:p>25374834.fts</text:p>
          </table:table-cell>
          <table:table-cell table:style-name="ce8" office:value-type="time" office:time-value="PT05H55M00S" calcext:value-type="time">
            <text:p>05:55:00</text:p>
          </table:table-cell>
          <table:table-cell table:style-name="ce19" office:value-type="string" calcext:value-type="string">
            <text:p>25374833.fts</text:p>
          </table:table-cell>
          <table:table-cell table:style-name="ce5" office:value-type="time" office:time-value="PT06H10M00S" calcext:value-type="time">
            <text:p>06:10:00</text:p>
          </table:table-cell>
          <table:table-cell table:style-name="ce16" office:value-type="string" calcext:value-type="string">
            <text:p>20110605_061000_0B4c1A.fts</text:p>
          </table:table-cell>
          <table:table-cell table:style-name="ce7" office:value-type="time" office:time-value="PT06H00M00S" calcext:value-type="time">
            <text:p>06:00:00</text:p>
          </table:table-cell>
          <table:table-cell table:style-name="ce19" office:value-type="string" calcext:value-type="string">
            <text:p>20110605_060000_0B4c1A.fts</text:p>
          </table:table-cell>
          <table:table-cell table:style-name="ce8"/>
          <table:table-cell table:style-name="ce19" table:number-columns-repeated="4"/>
          <table:table-cell table:style-name="ce18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3" calcext:value-type="float">
            <text:p>3</text:p>
          </table:table-cell>
          <table:table-cell table:style-name="ce50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605/preped/20110605_061000_0B4c1A.fts', hdreventa)&#10;imaprev=sccreadfits(secchipath+'/a/seq/cor1/20110605/preped/20110605_060000_0B4c1A.fts',hdreventpa)&#10;;SECCHI B&#10;imb=sccreadfits(secchipath+'/b/seq/cor1/20110605/preped/20110605_061000_0B4c1B.fts', hdreventb)&#10;imbprev=sccreadfits(secchipath+'/b/seq/cor1/20110605/preped/20110605_06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605/25374834.fts', lasco1hdr);+'/C3/L0/20130328/32334111.fts', lasco1hdr)&#10;lasco0=readfits(lascopath+'/20110605/2537483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605/preped/20110605_061000_0B4c1A.fts', hdreventa)</text:p>
            <text:p>imaprev=sccreadfits(secchipath+'/a/seq/cor1/20110605/preped/20110605_060000_0B4c1A.fts',hdreventpa)</text:p>
            <text:p>;SECCHI B</text:p>
            <text:p>imb=sccreadfits(secchipath+'/b/seq/cor1/20110605/preped/20110605_061000_0B4c1B.fts', hdreventb)</text:p>
            <text:p>imbprev=sccreadfits(secchipath+'/b/seq/cor1/20110605/preped/20110605_06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605/25374834.fts', lasco1hdr);+'/C3/L0/20130328/32334111.fts', lasco1hdr)</text:p>
            <text:p>lasco0=readfits(lascopath+'/20110605/2537483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;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6"/>
          <table:table-cell table:style-name="ce43" table:number-columns-repeated="4"/>
          <table:table-cell table:style-name="ce16" table:number-columns-repeated="5"/>
          <table:table-cell table:style-name="ce65" table:number-columns-repeated="9"/>
          <table:table-cell table:style-name="ce72" table:number-columns-repeated="982"/>
        </table:table-row>
        <table:table-row table:style-name="ro5">
          <table:table-cell table:style-name="ce6" office:value-type="time" office:time-value="PT06H20M00S" calcext:value-type="time">
            <text:p>06:20:00</text:p>
          </table:table-cell>
          <table:table-cell table:style-name="ce14" office:value-type="string" calcext:value-type="string">
            <text:p>20110605_062000_0B4c1B.fts</text:p>
          </table:table-cell>
          <table:table-cell table:style-name="ce23" office:value-type="time" office:time-value="PT06H10M00S" calcext:value-type="time">
            <text:p>06:10:00</text:p>
          </table:table-cell>
          <table:table-cell table:style-name="ce22" office:value-type="string" calcext:value-type="string">
            <text:p>20110605_061000_0B4c1B.fts</text:p>
          </table:table-cell>
          <table:table-cell table:style-name="ce4"/>
          <table:table-cell table:style-name="ce14"/>
          <table:table-cell table:style-name="ce4" office:value-type="time" office:time-value="PT06H24M00S" calcext:value-type="time">
            <text:p>06:24:00</text:p>
          </table:table-cell>
          <table:table-cell table:style-name="ce14" office:value-type="string" calcext:value-type="string">
            <text:p>25374835.fts</text:p>
          </table:table-cell>
          <table:table-cell table:style-name="ce4" office:value-type="time" office:time-value="PT06H09M00S" calcext:value-type="time">
            <text:p>06:09:00</text:p>
          </table:table-cell>
          <table:table-cell table:style-name="ce14" office:value-type="string" calcext:value-type="string">
            <text:p>25374834.fts</text:p>
          </table:table-cell>
          <table:table-cell table:style-name="ce6" office:value-type="time" office:time-value="PT06H20M00S" calcext:value-type="time">
            <text:p>06:20:00</text:p>
          </table:table-cell>
          <table:table-cell table:style-name="ce14" office:value-type="string" calcext:value-type="string">
            <text:p>20110605_062000_0B4c1A.fts</text:p>
          </table:table-cell>
          <table:table-cell table:style-name="ce23" office:value-type="time" office:time-value="PT06H10M00S" calcext:value-type="time">
            <text:p>06:10:00</text:p>
          </table:table-cell>
          <table:table-cell table:style-name="ce22" office:value-type="string" calcext:value-type="string">
            <text:p>20110605_061000_0B4c1A.fts</text:p>
          </table:table-cell>
          <table:table-cell table:style-name="ce4"/>
          <table:table-cell table:style-name="ce14" table:number-columns-repeated="4"/>
          <table:table-cell table:style-name="ce17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42"/>
          <table:table-cell table:style-name="ce49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605/preped/20110605_062000_0B4c1A.fts', hdreventa)&#10;imaprev=sccreadfits(secchipath+'/a/seq/cor1/20110605/preped/20110605_061000_0B4c1A.fts',hdreventpa)&#10;;SECCHI B&#10;imb=sccreadfits(secchipath+'/b/seq/cor1/20110605/preped/20110605_062000_0B4c1B.fts', hdreventb)&#10;imbprev=sccreadfits(secchipath+'/b/seq/cor1/20110605/preped/20110605_06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605/25374835.fts', lasco1hdr);+'/C3/L0/20130328/32334111.fts', lasco1hdr)&#10;lasco0=readfits(lascopath+'/20110605/2537483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605/preped/20110605_062000_0B4c1A.fts', hdreventa)</text:p>
            <text:p>imaprev=sccreadfits(secchipath+'/a/seq/cor1/20110605/preped/20110605_061000_0B4c1A.fts',hdreventpa)</text:p>
            <text:p>;SECCHI B</text:p>
            <text:p>imb=sccreadfits(secchipath+'/b/seq/cor1/20110605/preped/20110605_062000_0B4c1B.fts', hdreventb)</text:p>
            <text:p>imbprev=sccreadfits(secchipath+'/b/seq/cor1/20110605/preped/20110605_06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605/25374835.fts', lasco1hdr);+'/C3/L0/20130328/32334111.fts', lasco1hdr)</text:p>
            <text:p>lasco0=readfits(lascopath+'/20110605/2537483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;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58"/>
          <table:table-cell table:style-name="ce22" table:number-columns-repeated="4"/>
          <table:table-cell table:style-name="ce63" table:number-columns-repeated="9"/>
          <table:table-cell table:number-columns-repeated="982"/>
        </table:table-row>
        <table:table-row table:style-name="ro4">
          <table:table-cell table:style-name="ce5" office:value-type="time" office:time-value="PT06H40M00S" calcext:value-type="time">
            <text:p>06:40:00</text:p>
          </table:table-cell>
          <table:table-cell table:style-name="ce16" office:value-type="string" calcext:value-type="string">
            <text:p>20110605_064000_0B4c1B.fts</text:p>
          </table:table-cell>
          <table:table-cell table:style-name="ce7" office:value-type="time" office:time-value="PT06H30M00S" calcext:value-type="time">
            <text:p>06:30:00</text:p>
          </table:table-cell>
          <table:table-cell table:style-name="ce19" office:value-type="string" calcext:value-type="string">
            <text:p>20110605_063000_0B4c1B.fts</text:p>
          </table:table-cell>
          <table:table-cell table:style-name="ce8"/>
          <table:table-cell table:style-name="ce19"/>
          <table:table-cell table:style-name="ce8" office:value-type="time" office:time-value="PT06H39M00S" calcext:value-type="time">
            <text:p>06:39:00</text:p>
          </table:table-cell>
          <table:table-cell table:style-name="ce19" office:value-type="string" calcext:value-type="string">
            <text:p>25374836.fts</text:p>
          </table:table-cell>
          <table:table-cell table:style-name="ce8" office:value-type="time" office:time-value="PT06H24M00S" calcext:value-type="time">
            <text:p>06:24:00</text:p>
          </table:table-cell>
          <table:table-cell table:style-name="ce19" office:value-type="string" calcext:value-type="string">
            <text:p>25374835.fts</text:p>
          </table:table-cell>
          <table:table-cell table:style-name="ce5" office:value-type="time" office:time-value="PT06H40M00S" calcext:value-type="time">
            <text:p>06:40:00</text:p>
          </table:table-cell>
          <table:table-cell table:style-name="ce19" office:value-type="string" calcext:value-type="string">
            <text:p>20110605_064000_0B4c1A.fts</text:p>
          </table:table-cell>
          <table:table-cell table:style-name="ce7" office:value-type="time" office:time-value="PT06H30M00S" calcext:value-type="time">
            <text:p>06:30:00</text:p>
          </table:table-cell>
          <table:table-cell table:style-name="ce19" office:value-type="string" calcext:value-type="string">
            <text:p>20110605_063000_0B4c1A.fts</text:p>
          </table:table-cell>
          <table:table-cell table:style-name="ce8"/>
          <table:table-cell table:style-name="ce19" table:number-columns-repeated="4"/>
          <table:table-cell table:style-name="ce18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4" calcext:value-type="float">
            <text:p>4</text:p>
          </table:table-cell>
          <table:table-cell table:style-name="ce50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605/preped/20110605_064000_0B4c1A.fts', hdreventa)&#10;imaprev=sccreadfits(secchipath+'/a/seq/cor1/20110605/preped/20110605_063000_0B4c1A.fts',hdreventpa)&#10;;SECCHI B&#10;imb=sccreadfits(secchipath+'/b/seq/cor1/20110605/preped/20110605_064000_0B4c1B.fts', hdreventb)&#10;imbprev=sccreadfits(secchipath+'/b/seq/cor1/20110605/preped/20110605_06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605/25374836.fts', lasco1hdr);+'/C3/L0/20130328/32334111.fts', lasco1hdr)&#10;lasco0=readfits(lascopath+'/20110605/2537483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605/preped/20110605_064000_0B4c1A.fts', hdreventa)</text:p>
            <text:p>imaprev=sccreadfits(secchipath+'/a/seq/cor1/20110605/preped/20110605_063000_0B4c1A.fts',hdreventpa)</text:p>
            <text:p>;SECCHI B</text:p>
            <text:p>imb=sccreadfits(secchipath+'/b/seq/cor1/20110605/preped/20110605_064000_0B4c1B.fts', hdreventb)</text:p>
            <text:p>imbprev=sccreadfits(secchipath+'/b/seq/cor1/20110605/preped/20110605_06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605/25374836.fts', lasco1hdr);+'/C3/L0/20130328/32334111.fts', lasco1hdr)</text:p>
            <text:p>lasco0=readfits(lascopath+'/20110605/2537483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;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6"/>
          <table:table-cell table:style-name="ce43" table:number-columns-repeated="4"/>
          <table:table-cell table:style-name="ce59"/>
          <table:table-cell table:style-name="ce16" table:number-columns-repeated="4"/>
          <table:table-cell table:style-name="ce65" table:number-columns-repeated="9"/>
          <table:table-cell table:style-name="ce72" table:number-columns-repeated="982"/>
        </table:table-row>
        <table:table-row table:style-name="ro4">
          <table:table-cell table:style-name="ce6" office:value-type="time" office:time-value="PT06H54M00S" calcext:value-type="time">
            <text:p>06:54:00</text:p>
          </table:table-cell>
          <table:table-cell table:style-name="ce17" office:value-type="string" calcext:value-type="string">
            <text:p>20110605_065400_04c2B.fts</text:p>
          </table:table-cell>
          <table:table-cell table:style-name="ce6" office:value-type="time" office:time-value="PT06H39M00S" calcext:value-type="time">
            <text:p>06:39:00</text:p>
          </table:table-cell>
          <table:table-cell table:style-name="ce6" office:value-type="string" calcext:value-type="string">
            <text:p>20110605_063900_04c2B.fts</text:p>
          </table:table-cell>
          <table:table-cell table:style-name="ce6"/>
          <table:table-cell table:style-name="ce17"/>
          <table:table-cell table:style-name="ce6" office:value-type="time" office:time-value="PT06H54M00S" calcext:value-type="time">
            <text:p>06:54:00</text:p>
          </table:table-cell>
          <table:table-cell table:style-name="ce14" office:value-type="string" calcext:value-type="string">
            <text:p>25374837.fts</text:p>
          </table:table-cell>
          <table:table-cell table:style-name="ce4" office:value-type="time" office:time-value="PT06H39M00S" calcext:value-type="time">
            <text:p>06:39:00</text:p>
          </table:table-cell>
          <table:table-cell table:style-name="ce14" office:value-type="string" calcext:value-type="string">
            <text:p>25374836.fts</text:p>
          </table:table-cell>
          <table:table-cell table:style-name="ce6" office:value-type="time" office:time-value="PT06H54M00S" calcext:value-type="time">
            <text:p>06:54:00</text:p>
          </table:table-cell>
          <table:table-cell table:style-name="ce17" office:value-type="string" calcext:value-type="string">
            <text:p>20110605_065400_04c2A.fts</text:p>
          </table:table-cell>
          <table:table-cell table:style-name="ce6" office:value-type="time" office:time-value="PT06H39M00S" calcext:value-type="time">
            <text:p>06:39:00</text:p>
          </table:table-cell>
          <table:table-cell table:style-name="ce17" office:value-type="string" calcext:value-type="string">
            <text:p>20110605_063900_04c2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4" office:value-type="string" calcext:value-type="string">
            <text:p>C2</text:p>
          </table:table-cell>
          <table:table-cell table:style-name="ce42"/>
          <table:table-cell table:style-name="ce51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605/level1/20110605_065400_04c2A.fts', hdreventa)&#10;imaprev=sccreadfits(secchipath+'/a/img/cor2/20110605/level1/20110605_063900_04c2A.fts',hdreventpa)&#10;;SECCHI B&#10;imb=sccreadfits(secchipath+'/b/img/cor2/20110605/level1/20110605_065400_04c2B.fts', hdreventb)&#10;imbprev=sccreadfits(secchipath+'/b/img/cor2/20110605/level1/20110605_06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605/25374837.fts', lasco1hdr);+'/C3/L0/20130328/32334111.fts', lasco1hdr)&#10;lasco0=readfits(lascopath+'/20110605/2537483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605/level1/20110605_065400_04c2A.fts', hdreventa)</text:p>
            <text:p>imaprev=sccreadfits(secchipath+'/a/img/cor2/20110605/level1/20110605_063900_04c2A.fts',hdreventpa)</text:p>
            <text:p>;SECCHI B</text:p>
            <text:p>imb=sccreadfits(secchipath+'/b/img/cor2/20110605/level1/20110605_065400_04c2B.fts', hdreventb)</text:p>
            <text:p>imbprev=sccreadfits(secchipath+'/b/img/cor2/20110605/level1/20110605_0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605/25374837.fts', lasco1hdr);+'/C3/L0/20130328/32334111.fts', lasco1hdr)</text:p>
            <text:p>lasco0=readfits(lascopath+'/20110605/2537483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4" table:number-columns-repeated="4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4">
          <table:table-cell table:style-name="ce7" office:value-type="time" office:time-value="PT07H08M00S" calcext:value-type="time">
            <text:p>07:08:00</text:p>
          </table:table-cell>
          <table:table-cell table:style-name="ce18" office:value-type="string" calcext:value-type="string">
            <text:p>20110605_070800_04c2B.fts</text:p>
          </table:table-cell>
          <table:table-cell table:style-name="ce7" office:value-type="time" office:time-value="PT06H54M00S" calcext:value-type="time">
            <text:p>06:54:00</text:p>
          </table:table-cell>
          <table:table-cell table:style-name="ce18" office:value-type="string" calcext:value-type="string">
            <text:p>20110605_065400_04c2B.fts</text:p>
          </table:table-cell>
          <table:table-cell table:style-name="ce7"/>
          <table:table-cell table:style-name="ce18"/>
          <table:table-cell table:style-name="ce7" office:value-type="time" office:time-value="PT07H08M00S" calcext:value-type="time">
            <text:p>07:08:00</text:p>
          </table:table-cell>
          <table:table-cell table:style-name="ce19" office:value-type="string" calcext:value-type="string">
            <text:p>25374838.fts</text:p>
          </table:table-cell>
          <table:table-cell table:style-name="ce7" office:value-type="time" office:time-value="PT06H54M00S" calcext:value-type="time">
            <text:p>06:54:00</text:p>
          </table:table-cell>
          <table:table-cell table:style-name="ce19" office:value-type="string" calcext:value-type="string">
            <text:p>25374837.fts</text:p>
          </table:table-cell>
          <table:table-cell table:style-name="ce7" office:value-type="time" office:time-value="PT07H08M00S" calcext:value-type="time">
            <text:p>07:08:00</text:p>
          </table:table-cell>
          <table:table-cell table:style-name="ce18" office:value-type="string" calcext:value-type="string">
            <text:p>20110605_070800_04c2A.fts</text:p>
          </table:table-cell>
          <table:table-cell table:style-name="ce7" office:value-type="time" office:time-value="PT06H54M00S" calcext:value-type="time">
            <text:p>06:54:00</text:p>
          </table:table-cell>
          <table:table-cell table:style-name="ce18" office:value-type="string" calcext:value-type="string">
            <text:p>20110605_065400_04c2A.fts</text:p>
          </table:table-cell>
          <table:table-cell table:style-name="ce7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5" calcext:value-type="float">
            <text:p>5</text:p>
          </table:table-cell>
          <table:table-cell table:style-name="ce52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605/level1/20110605_070800_04c2A.fts', hdreventa)&#10;imaprev=sccreadfits(secchipath+'/a/img/cor2/20110605/level1/20110605_065400_04c2A.fts',hdreventpa)&#10;;SECCHI B&#10;imb=sccreadfits(secchipath+'/b/img/cor2/20110605/level1/20110605_070800_04c2B.fts', hdreventb)&#10;imbprev=sccreadfits(secchipath+'/b/img/cor2/20110605/level1/20110605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605/25374838.fts', lasco1hdr);+'/C3/L0/20130328/32334111.fts', lasco1hdr)&#10;lasco0=readfits(lascopath+'/20110605/2537483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605/level1/20110605_070800_04c2A.fts', hdreventa)</text:p>
            <text:p>imaprev=sccreadfits(secchipath+'/a/img/cor2/20110605/level1/20110605_065400_04c2A.fts',hdreventpa)</text:p>
            <text:p>;SECCHI B</text:p>
            <text:p>imb=sccreadfits(secchipath+'/b/img/cor2/20110605/level1/20110605_070800_04c2B.fts', hdreventb)</text:p>
            <text:p>imbprev=sccreadfits(secchipath+'/b/img/cor2/20110605/level1/20110605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605/25374838.fts', lasco1hdr);+'/C3/L0/20130328/32334111.fts', lasco1hdr)</text:p>
            <text:p>lasco0=readfits(lascopath+'/20110605/2537483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6"/>
          <table:table-cell table:style-name="ce45" table:number-columns-repeated="4"/>
          <table:table-cell table:style-name="ce61" table:number-columns-repeated="5"/>
          <table:table-cell table:style-name="ce67" table:number-columns-repeated="9"/>
          <table:table-cell table:style-name="ce72" table:number-columns-repeated="982"/>
        </table:table-row>
        <table:table-row table:style-name="ro4">
          <table:table-cell table:style-name="ce6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10605_072400_04c2B.fts</text:p>
          </table:table-cell>
          <table:table-cell table:style-name="ce6" office:value-type="time" office:time-value="PT07H08M00S" calcext:value-type="time">
            <text:p>07:08:00</text:p>
          </table:table-cell>
          <table:table-cell table:style-name="ce17" office:value-type="string" calcext:value-type="string">
            <text:p>20110605_070800_04c2B.fts</text:p>
          </table:table-cell>
          <table:table-cell table:style-name="ce6"/>
          <table:table-cell table:style-name="ce17"/>
          <table:table-cell table:style-name="ce6" office:value-type="time" office:time-value="PT07H23M00S" calcext:value-type="time">
            <text:p>07:23:00</text:p>
          </table:table-cell>
          <table:table-cell table:style-name="ce14" office:value-type="string" calcext:value-type="string">
            <text:p>25374839.fts</text:p>
          </table:table-cell>
          <table:table-cell table:style-name="ce6" office:value-type="time" office:time-value="PT07H08M00S" calcext:value-type="time">
            <text:p>07:08:00</text:p>
          </table:table-cell>
          <table:table-cell table:style-name="ce14" office:value-type="string" calcext:value-type="string">
            <text:p>25374838.fts</text:p>
          </table:table-cell>
          <table:table-cell table:style-name="ce6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10605_072400_04c2A.fts</text:p>
          </table:table-cell>
          <table:table-cell table:style-name="ce6" office:value-type="time" office:time-value="PT07H08M00S" calcext:value-type="time">
            <text:p>07:08:00</text:p>
          </table:table-cell>
          <table:table-cell table:style-name="ce17" office:value-type="string" calcext:value-type="string">
            <text:p>20110605_070800_04c2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4" office:value-type="string" calcext:value-type="string">
            <text:p>C2</text:p>
          </table:table-cell>
          <table:table-cell table:style-name="ce42"/>
          <table:table-cell table:style-name="ce51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3] &amp; &quot;', hdreventa)&quot; &amp; CHAR(10) &amp; &quot;imaprev=sccreadfits(secchipath+'/a/img/cor2/&quot; &amp; [.$A$1] &amp; &quot;/level1/&quot; &amp; [.N13] &amp; &quot;',hdreventpa)&quot; &amp; CHAR(10) &amp; &quot;;SECCHI B&quot; &amp; CHAR(10) &amp; &quot;imb=sccreadfits(secchipath+'/b/img/cor2/&quot; &amp; [.$A$1] &amp; &quot;/level1/&quot; &amp; [.B13] &amp; &quot;', hdreventb)&quot; &amp; CHAR(10) &amp; &quot;imbprev=sccreadfits(secchipath+'/b/img/cor2/&quot; &amp; [.$A$1] &amp; &quot;/level1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605/level1/20110605_072400_04c2A.fts', hdreventa)&#10;imaprev=sccreadfits(secchipath+'/a/img/cor2/20110605/level1/20110605_070800_04c2A.fts',hdreventpa)&#10;;SECCHI B&#10;imb=sccreadfits(secchipath+'/b/img/cor2/20110605/level1/20110605_072400_04c2B.fts', hdreventb)&#10;imbprev=sccreadfits(secchipath+'/b/img/cor2/20110605/level1/20110605_0708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605/25374839.fts', lasco1hdr);+'/C3/L0/20130328/32334111.fts', lasco1hdr)&#10;lasco0=readfits(lascopath+'/20110605/2537483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605/level1/20110605_072400_04c2A.fts', hdreventa)</text:p>
            <text:p>imaprev=sccreadfits(secchipath+'/a/img/cor2/20110605/level1/20110605_070800_04c2A.fts',hdreventpa)</text:p>
            <text:p>;SECCHI B</text:p>
            <text:p>imb=sccreadfits(secchipath+'/b/img/cor2/20110605/level1/20110605_072400_04c2B.fts', hdreventb)</text:p>
            <text:p>imbprev=sccreadfits(secchipath+'/b/img/cor2/20110605/level1/20110605_0708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605/25374839.fts', lasco1hdr);+'/C3/L0/20130328/32334111.fts', lasco1hdr)</text:p>
            <text:p>lasco0=readfits(lascopath+'/20110605/2537483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5">
          <table:table-cell table:style-name="ce8" office:value-type="time" office:time-value="PT07H39M00S" calcext:value-type="time">
            <text:p>07:39:00</text:p>
          </table:table-cell>
          <table:table-cell table:style-name="ce19" office:value-type="string" calcext:value-type="string">
            <text:p>20110605_073900_04c2B.fts</text:p>
          </table:table-cell>
          <table:table-cell table:style-name="ce7" office:value-type="time" office:time-value="PT07H24M00S" calcext:value-type="time">
            <text:p>07:24:00</text:p>
          </table:table-cell>
          <table:table-cell table:style-name="ce18" office:value-type="string" calcext:value-type="string">
            <text:p>20110605_072400_04c2B.fts</text:p>
          </table:table-cell>
          <table:table-cell table:style-name="ce7"/>
          <table:table-cell table:style-name="ce18"/>
          <table:table-cell table:style-name="ce7" office:value-type="time" office:time-value="PT07H38M00S" calcext:value-type="time">
            <text:p>07:38:00</text:p>
          </table:table-cell>
          <table:table-cell table:style-name="ce19" office:value-type="string" calcext:value-type="string">
            <text:p>25374840.fts</text:p>
          </table:table-cell>
          <table:table-cell table:style-name="ce7" office:value-type="time" office:time-value="PT07H23M00S" calcext:value-type="time">
            <text:p>07:23:00</text:p>
          </table:table-cell>
          <table:table-cell table:style-name="ce19" office:value-type="string" calcext:value-type="string">
            <text:p>25374839.fts</text:p>
          </table:table-cell>
          <table:table-cell table:style-name="ce8" office:value-type="time" office:time-value="PT07H39M00S" calcext:value-type="time">
            <text:p>07:39:00</text:p>
          </table:table-cell>
          <table:table-cell table:style-name="ce18" office:value-type="string" calcext:value-type="string">
            <text:p>20110605_073900_04c2A.fts</text:p>
          </table:table-cell>
          <table:table-cell table:style-name="ce7" office:value-type="time" office:time-value="PT07H24M00S" calcext:value-type="time">
            <text:p>07:24:00</text:p>
          </table:table-cell>
          <table:table-cell table:style-name="ce18" office:value-type="string" calcext:value-type="string">
            <text:p>20110605_072400_04c2A.fts</text:p>
          </table:table-cell>
          <table:table-cell table:style-name="ce7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6" calcext:value-type="float">
            <text:p>6</text:p>
          </table:table-cell>
          <table:table-cell table:style-name="ce52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4] &amp; &quot;', hdreventa)&quot; &amp; CHAR(10) &amp; &quot;imaprev=sccreadfits(secchipath+'/a/img/cor2/&quot; &amp; [.$A$1] &amp; &quot;/level1/&quot; &amp; [.N14] &amp; &quot;',hdreventpa)&quot; &amp; CHAR(10) &amp; &quot;;SECCHI B&quot; &amp; CHAR(10) &amp; &quot;imb=sccreadfits(secchipath+'/b/img/cor2/&quot; &amp; [.$A$1] &amp; &quot;/level1/&quot; &amp; [.B14] &amp; &quot;', hdreventb)&quot; &amp; CHAR(10) &amp; &quot;imbprev=sccreadfits(secchipath+'/b/img/cor2/&quot; &amp; [.$A$1]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605/level1/20110605_073900_04c2A.fts', hdreventa)&#10;imaprev=sccreadfits(secchipath+'/a/img/cor2/20110605/level1/20110605_072400_04c2A.fts',hdreventpa)&#10;;SECCHI B&#10;imb=sccreadfits(secchipath+'/b/img/cor2/20110605/level1/20110605_073900_04c2B.fts', hdreventb)&#10;imbprev=sccreadfits(secchipath+'/b/img/cor2/20110605/level1/20110605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605/25374840.fts', lasco1hdr);+'/C3/L0/20130328/32334111.fts', lasco1hdr)&#10;lasco0=readfits(lascopath+'/20110605/2537483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605/level1/20110605_073900_04c2A.fts', hdreventa)</text:p>
            <text:p>imaprev=sccreadfits(secchipath+'/a/img/cor2/20110605/level1/20110605_072400_04c2A.fts',hdreventpa)</text:p>
            <text:p>;SECCHI B</text:p>
            <text:p>imb=sccreadfits(secchipath+'/b/img/cor2/20110605/level1/20110605_073900_04c2B.fts', hdreventb)</text:p>
            <text:p>imbprev=sccreadfits(secchipath+'/b/img/cor2/20110605/level1/20110605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605/25374840.fts', lasco1hdr);+'/C3/L0/20130328/32334111.fts', lasco1hdr)</text:p>
            <text:p>lasco0=readfits(lascopath+'/20110605/2537483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61" table:number-columns-repeated="5"/>
          <table:table-cell table:style-name="ce67" table:number-columns-repeated="9"/>
          <table:table-cell table:style-name="ce72" table:number-columns-repeated="982"/>
        </table:table-row>
        <table:table-row table:style-name="ro4">
          <table:table-cell table:style-name="ce8" office:value-type="time" office:time-value="PT07H54M00S" calcext:value-type="time">
            <text:p>07:54:00</text:p>
          </table:table-cell>
          <table:table-cell table:style-name="ce19" office:value-type="string" calcext:value-type="string">
            <text:p>20110605_075400_04c2B.fts</text:p>
          </table:table-cell>
          <table:table-cell table:style-name="ce8" office:value-type="time" office:time-value="PT07H39M00S" calcext:value-type="time">
            <text:p>07:39:00</text:p>
          </table:table-cell>
          <table:table-cell table:style-name="ce19" office:value-type="string" calcext:value-type="string">
            <text:p>20110605_073900_04c2B.fts</text:p>
          </table:table-cell>
          <table:table-cell table:style-name="ce7"/>
          <table:table-cell table:style-name="ce18"/>
          <table:table-cell table:style-name="ce7" office:value-type="time" office:time-value="PT07H53M00S" calcext:value-type="time">
            <text:p>07:53:00</text:p>
          </table:table-cell>
          <table:table-cell table:style-name="ce19" office:value-type="string" calcext:value-type="string">
            <text:p>25374841.fts</text:p>
          </table:table-cell>
          <table:table-cell table:style-name="ce7" office:value-type="time" office:time-value="PT07H38M00S" calcext:value-type="time">
            <text:p>07:38:00</text:p>
          </table:table-cell>
          <table:table-cell table:style-name="ce19" office:value-type="string" calcext:value-type="string">
            <text:p>25374840.fts</text:p>
          </table:table-cell>
          <table:table-cell table:style-name="ce8" office:value-type="time" office:time-value="PT07H54M00S" calcext:value-type="time">
            <text:p>07:54:00</text:p>
          </table:table-cell>
          <table:table-cell table:style-name="ce18" office:value-type="string" calcext:value-type="string">
            <text:p>20110605_075400_04c2A.fts</text:p>
          </table:table-cell>
          <table:table-cell table:style-name="ce8" office:value-type="time" office:time-value="PT07H39M00S" calcext:value-type="time">
            <text:p>07:39:00</text:p>
          </table:table-cell>
          <table:table-cell table:style-name="ce18" office:value-type="string" calcext:value-type="string">
            <text:p>20110605_073900_04c2A.fts</text:p>
          </table:table-cell>
          <table:table-cell table:style-name="ce7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7" calcext:value-type="float">
            <text:p>7</text:p>
          </table:table-cell>
          <table:table-cell table:style-name="ce52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605/level1/20110605_075400_04c2A.fts', hdreventa)&#10;imaprev=sccreadfits(secchipath+'/a/img/cor2/20110605/level1/20110605_073900_04c2A.fts',hdreventpa)&#10;;SECCHI B&#10;imb=sccreadfits(secchipath+'/b/img/cor2/20110605/level1/20110605_075400_04c2B.fts', hdreventb)&#10;imbprev=sccreadfits(secchipath+'/b/img/cor2/20110605/level1/20110605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605/25374841.fts', lasco1hdr);+'/C3/L0/20130328/32334111.fts', lasco1hdr)&#10;lasco0=readfits(lascopath+'/20110605/2537484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605/level1/20110605_075400_04c2A.fts', hdreventa)</text:p>
            <text:p>imaprev=sccreadfits(secchipath+'/a/img/cor2/20110605/level1/20110605_073900_04c2A.fts',hdreventpa)</text:p>
            <text:p>;SECCHI B</text:p>
            <text:p>imb=sccreadfits(secchipath+'/b/img/cor2/20110605/level1/20110605_075400_04c2B.fts', hdreventb)</text:p>
            <text:p>imbprev=sccreadfits(secchipath+'/b/img/cor2/20110605/level1/20110605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605/25374841.fts', lasco1hdr);+'/C3/L0/20130328/32334111.fts', lasco1hdr)</text:p>
            <text:p>lasco0=readfits(lascopath+'/20110605/2537484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61" table:number-columns-repeated="5"/>
          <table:table-cell table:style-name="ce67" table:number-columns-repeated="9"/>
          <table:table-cell table:style-name="ce72" table:number-columns-repeated="982"/>
        </table:table-row>
        <table:table-row table:style-name="ro4">
          <table:table-cell table:style-name="ce9" table:number-columns-repeated="4"/>
          <table:table-cell table:style-name="ce6"/>
          <table:table-cell table:style-name="ce17"/>
          <table:table-cell table:style-name="ce6" office:value-type="time" office:time-value="PT08H07M00S" calcext:value-type="time">
            <text:p>08:07:00</text:p>
          </table:table-cell>
          <table:table-cell table:style-name="ce14" office:value-type="string" calcext:value-type="string">
            <text:p>25374842.fts</text:p>
          </table:table-cell>
          <table:table-cell table:style-name="ce6" office:value-type="time" office:time-value="PT07H53M00S" calcext:value-type="time">
            <text:p>07:53:00</text:p>
          </table:table-cell>
          <table:table-cell table:style-name="ce14" office:value-type="string" calcext:value-type="string">
            <text:p>25374841.fts</text:p>
          </table:table-cell>
          <table:table-cell table:style-name="ce9" table:number-columns-repeated="4"/>
          <table:table-cell table:style-name="ce6"/>
          <table:table-cell table:style-name="ce17" table:number-columns-repeated="5"/>
          <table:table-cell table:style-name="ce14" office:value-type="string" calcext:value-type="string">
            <text:p>C2</text:p>
          </table:table-cell>
          <table:table-cell table:style-name="ce44"/>
          <table:table-cell table:style-name="ce51"/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4">
          <table:table-cell table:style-name="ce8" office:value-type="time" office:time-value="PT08H24M00S" calcext:value-type="time">
            <text:p>08:24:00</text:p>
          </table:table-cell>
          <table:table-cell table:style-name="ce19" office:value-type="string" calcext:value-type="string">
            <text:p>20110605_082400_04c2B.fts</text:p>
          </table:table-cell>
          <table:table-cell table:style-name="ce8" office:value-type="time" office:time-value="PT07H54M00S" calcext:value-type="time">
            <text:p>07:54:00</text:p>
          </table:table-cell>
          <table:table-cell table:style-name="ce19" office:value-type="string" calcext:value-type="string">
            <text:p>20110605_075400_04c2B.fts</text:p>
          </table:table-cell>
          <table:table-cell table:style-name="ce7"/>
          <table:table-cell table:style-name="ce18"/>
          <table:table-cell table:style-name="ce7" office:value-type="time" office:time-value="PT08H22M00S" calcext:value-type="time">
            <text:p>08:22:00</text:p>
          </table:table-cell>
          <table:table-cell table:style-name="ce19" office:value-type="string" calcext:value-type="string">
            <text:p>25374843.fts</text:p>
          </table:table-cell>
          <table:table-cell table:style-name="ce7" office:value-type="time" office:time-value="PT08H07M00S" calcext:value-type="time">
            <text:p>08:07:00</text:p>
          </table:table-cell>
          <table:table-cell table:style-name="ce19" office:value-type="string" calcext:value-type="string">
            <text:p>25374842.fts</text:p>
          </table:table-cell>
          <table:table-cell table:style-name="ce8" office:value-type="time" office:time-value="PT08H24M00S" calcext:value-type="time">
            <text:p>08:24:00</text:p>
          </table:table-cell>
          <table:table-cell table:style-name="ce18" office:value-type="string" calcext:value-type="string">
            <text:p>20110605_082400_04c2A.fts</text:p>
          </table:table-cell>
          <table:table-cell table:style-name="ce5" office:value-type="time" office:time-value="PT08H08M00S" calcext:value-type="time">
            <text:p>08:08:00</text:p>
          </table:table-cell>
          <table:table-cell table:style-name="ce18" office:value-type="string" calcext:value-type="string">
            <text:p>20110605_080800_04c2A.fts</text:p>
          </table:table-cell>
          <table:table-cell table:style-name="ce7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5" office:value-type="float" office:value="8" calcext:value-type="float">
            <text:p>8</text:p>
          </table:table-cell>
          <table:table-cell table:style-name="ce52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605/level1/20110605_082400_04c2A.fts', hdreventa)&#10;imaprev=sccreadfits(secchipath+'/a/img/cor2/20110605/level1/20110605_080800_04c2A.fts',hdreventpa)&#10;;SECCHI B&#10;imb=sccreadfits(secchipath+'/b/img/cor2/20110605/level1/20110605_082400_04c2B.fts', hdreventb)&#10;imbprev=sccreadfits(secchipath+'/b/img/cor2/20110605/level1/20110605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605/25374843.fts', lasco1hdr);+'/C3/L0/20130328/32334111.fts', lasco1hdr)&#10;lasco0=readfits(lascopath+'/20110605/2537484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605/level1/20110605_082400_04c2A.fts', hdreventa)</text:p>
            <text:p>imaprev=sccreadfits(secchipath+'/a/img/cor2/20110605/level1/20110605_080800_04c2A.fts',hdreventpa)</text:p>
            <text:p>;SECCHI B</text:p>
            <text:p>imb=sccreadfits(secchipath+'/b/img/cor2/20110605/level1/20110605_082400_04c2B.fts', hdreventb)</text:p>
            <text:p>imbprev=sccreadfits(secchipath+'/b/img/cor2/20110605/level1/20110605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605/25374843.fts', lasco1hdr);+'/C3/L0/20130328/32334111.fts', lasco1hdr)</text:p>
            <text:p>lasco0=readfits(lascopath+'/20110605/2537484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61" table:number-columns-repeated="5"/>
          <table:table-cell table:style-name="ce67" table:number-columns-repeated="9"/>
          <table:table-cell table:style-name="ce72" table:number-columns-repeated="982"/>
        </table:table-row>
        <table:table-row table:style-name="ro6">
          <table:table-cell table:style-name="ce8" office:value-type="time" office:time-value="PT08H39M00S" calcext:value-type="time">
            <text:p>08:39:00</text:p>
          </table:table-cell>
          <table:table-cell table:style-name="ce19" office:value-type="string" calcext:value-type="string">
            <text:p>20110605_083900_04c2B.fts</text:p>
          </table:table-cell>
          <table:table-cell table:style-name="ce8" office:value-type="time" office:time-value="PT08H24M00S" calcext:value-type="time">
            <text:p>08:24:00</text:p>
          </table:table-cell>
          <table:table-cell table:style-name="ce19" office:value-type="string" calcext:value-type="string">
            <text:p>20110605_082400_04c2B.fts</text:p>
          </table:table-cell>
          <table:table-cell table:style-name="ce6"/>
          <table:table-cell table:style-name="ce18"/>
          <table:table-cell table:style-name="ce7" office:value-type="time" office:time-value="PT08H37M00S" calcext:value-type="time">
            <text:p>08:37:00</text:p>
          </table:table-cell>
          <table:table-cell table:style-name="ce19" office:value-type="string" calcext:value-type="string">
            <text:p>25374844.fts</text:p>
          </table:table-cell>
          <table:table-cell table:style-name="ce7" office:value-type="time" office:time-value="PT08H22M00S" calcext:value-type="time">
            <text:p>08:22:00</text:p>
          </table:table-cell>
          <table:table-cell table:style-name="ce19" office:value-type="string" calcext:value-type="string">
            <text:p>25374843.fts</text:p>
          </table:table-cell>
          <table:table-cell table:style-name="ce8" office:value-type="time" office:time-value="PT08H39M00S" calcext:value-type="time">
            <text:p>08:39:00</text:p>
          </table:table-cell>
          <table:table-cell table:style-name="ce19" office:value-type="string" calcext:value-type="string">
            <text:p>20110605_083900_04c2A.fts</text:p>
          </table:table-cell>
          <table:table-cell table:style-name="ce8" office:value-type="time" office:time-value="PT08H24M00S" calcext:value-type="time">
            <text:p>08:24:00</text:p>
          </table:table-cell>
          <table:table-cell table:style-name="ce18" office:value-type="string" calcext:value-type="string">
            <text:p>20110605_082400_04c2A.fts</text:p>
          </table:table-cell>
          <table:table-cell table:style-name="ce7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5" office:value-type="float" office:value="9" calcext:value-type="float">
            <text:p>9</text:p>
          </table:table-cell>
          <table:table-cell table:style-name="ce52" table:formula="of:=&quot;PRO FMwLASCO&quot; &amp; [.$A$1] &amp; [.V1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8] &amp; &quot;', hdreventa)&quot; &amp; CHAR(10) &amp; &quot;imaprev=sccreadfits(secchipath+'/a/img/cor2/&quot; &amp; [.$A$1] &amp; &quot;/level1/&quot; &amp; [.N18] &amp; &quot;',hdreventpa)&quot; &amp; CHAR(10) &amp; &quot;;SECCHI B&quot; &amp; CHAR(10) &amp; &quot;imb=sccreadfits(secchipath+'/b/img/cor2/&quot; &amp; [.$A$1] &amp; &quot;/level1/&quot; &amp; [.B18] &amp; &quot;', hdreventb)&quot; &amp; CHAR(10) &amp; &quot;imbprev=sccreadfits(secchipath+'/b/img/cor2/&quot; &amp; [.$A$1] &amp; &quot;/level1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605/level1/20110605_083900_04c2A.fts', hdreventa)&#10;imaprev=sccreadfits(secchipath+'/a/img/cor2/20110605/level1/20110605_082400_04c2A.fts',hdreventpa)&#10;;SECCHI B&#10;imb=sccreadfits(secchipath+'/b/img/cor2/20110605/level1/20110605_083900_04c2B.fts', hdreventb)&#10;imbprev=sccreadfits(secchipath+'/b/img/cor2/20110605/level1/20110605_0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605/25374844.fts', lasco1hdr);+'/C3/L0/20130328/32334111.fts', lasco1hdr)&#10;lasco0=readfits(lascopath+'/20110605/2537484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605/level1/20110605_083900_04c2A.fts', hdreventa)</text:p>
            <text:p>imaprev=sccreadfits(secchipath+'/a/img/cor2/20110605/level1/20110605_082400_04c2A.fts',hdreventpa)</text:p>
            <text:p>;SECCHI B</text:p>
            <text:p>imb=sccreadfits(secchipath+'/b/img/cor2/20110605/level1/20110605_083900_04c2B.fts', hdreventb)</text:p>
            <text:p>imbprev=sccreadfits(secchipath+'/b/img/cor2/20110605/level1/20110605_0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605/25374844.fts', lasco1hdr);+'/C3/L0/20130328/32334111.fts', lasco1hdr)</text:p>
            <text:p>lasco0=readfits(lascopath+'/20110605/2537484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61" table:number-columns-repeated="5"/>
          <table:table-cell table:style-name="ce67" table:number-columns-repeated="2"/>
          <table:table-cell table:style-name="ce70"/>
          <table:table-cell table:style-name="ce67" table:number-columns-repeated="6"/>
          <table:table-cell table:style-name="ce72" table:number-columns-repeated="982"/>
        </table:table-row>
        <table:table-row table:style-name="ro4">
          <table:table-cell table:style-name="ce3" office:value-type="time" office:time-value="PT08H54M00S" calcext:value-type="time">
            <text:p>08:54:00</text:p>
          </table:table-cell>
          <table:table-cell table:style-name="ce15" office:value-type="string" calcext:value-type="string">
            <text:p>20110605_085400_04c2B.fts</text:p>
          </table:table-cell>
          <table:table-cell table:style-name="ce3" office:value-type="time" office:time-value="PT08H39M00S" calcext:value-type="time">
            <text:p>08:39:00</text:p>
          </table:table-cell>
          <table:table-cell table:style-name="ce15" office:value-type="string" calcext:value-type="string">
            <text:p>20110605_083900_04c2B.fts</text:p>
          </table:table-cell>
          <table:table-cell table:style-name="ce29"/>
          <table:table-cell table:style-name="ce32"/>
          <table:table-cell table:style-name="ce29" office:value-type="time" office:time-value="PT08H51M00S" calcext:value-type="time">
            <text:p>08:51:00</text:p>
          </table:table-cell>
          <table:table-cell table:style-name="ce15" office:value-type="string" calcext:value-type="string">
            <text:p>25374845.fts</text:p>
          </table:table-cell>
          <table:table-cell table:style-name="ce29" office:value-type="time" office:time-value="PT08H37M00S" calcext:value-type="time">
            <text:p>08:37:00</text:p>
          </table:table-cell>
          <table:table-cell table:style-name="ce15" office:value-type="string" calcext:value-type="string">
            <text:p>25374844.fts</text:p>
          </table:table-cell>
          <table:table-cell table:style-name="ce3" office:value-type="time" office:time-value="PT08H54M00S" calcext:value-type="time">
            <text:p>08:54:00</text:p>
          </table:table-cell>
          <table:table-cell table:style-name="ce15" office:value-type="string" calcext:value-type="string">
            <text:p>20110605_085400_04c2A.fts</text:p>
          </table:table-cell>
          <table:table-cell table:style-name="ce3" office:value-type="time" office:time-value="PT08H39M00S" calcext:value-type="time">
            <text:p>08:39:00</text:p>
          </table:table-cell>
          <table:table-cell table:style-name="ce15" office:value-type="string" calcext:value-type="string">
            <text:p>20110605_083900_04c2A.fts</text:p>
          </table:table-cell>
          <table:table-cell table:style-name="ce29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6" office:value-type="float" office:value="10" calcext:value-type="float">
            <text:p>10</text:p>
          </table:table-cell>
          <table:table-cell table:style-name="ce53" table:formula="of:=&quot;PRO FMwLASCO&quot; &amp; [.$A$1] &amp; [.V1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9] &amp; &quot;', hdreventa)&quot; &amp; CHAR(10) &amp; &quot;imaprev=sccreadfits(secchipath+'/a/img/cor2/&quot; &amp; [.$A$1] &amp; &quot;/level1/&quot; &amp; [.N19] &amp; &quot;',hdreventpa)&quot; &amp; CHAR(10) &amp; &quot;;SECCHI B&quot; &amp; CHAR(10) &amp; &quot;imb=sccreadfits(secchipath+'/b/img/cor2/&quot; &amp; [.$A$1] &amp; &quot;/level1/&quot; &amp; [.B19] &amp; &quot;', hdreventb)&quot; &amp; CHAR(10) &amp; &quot;imbprev=sccreadfits(secchipath+'/b/img/cor2/&quot; &amp; [.$A$1] &amp; &quot;/level1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9] &amp; &quot;', lasco1hdr);+'/C3/L0/20130328/32334111.fts', lasco1hdr)&quot; &amp; CHAR(10) &amp; &quot;lasco0=readfits(lascopath+'/&quot; &amp; [.$A$1] &amp; &quot;/&quot; &amp; [.J1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605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605/level1/20110605_085400_04c2A.fts', hdreventa)&#10;imaprev=sccreadfits(secchipath+'/a/img/cor2/20110605/level1/20110605_083900_04c2A.fts',hdreventpa)&#10;;SECCHI B&#10;imb=sccreadfits(secchipath+'/b/img/cor2/20110605/level1/20110605_085400_04c2B.fts', hdreventb)&#10;imbprev=sccreadfits(secchipath+'/b/img/cor2/20110605/level1/20110605_08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605/25374845.fts', lasco1hdr);+'/C3/L0/20130328/32334111.fts', lasco1hdr)&#10;lasco0=readfits(lascopath+'/20110605/2537484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605/preped/20110605_054530_14euB.fts', heuvib)&#10;imeuvia=sccreadfits(secchipath+'/a/img/euvi/20110605/preped/20110605_061530_14euA.fts', heuvia)&#10;;This one replaces one of the EUVIs for SDO AIA&#10;imeuvia=sccreadfits('/home/hebe/data/sdo/aia/L1/193/20110605/preped/AIA20110605_0539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605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605/level1/20110605_085400_04c2A.fts', hdreventa)</text:p>
            <text:p>imaprev=sccreadfits(secchipath+'/a/img/cor2/20110605/level1/20110605_083900_04c2A.fts',hdreventpa)</text:p>
            <text:p>;SECCHI B</text:p>
            <text:p>imb=sccreadfits(secchipath+'/b/img/cor2/20110605/level1/20110605_085400_04c2B.fts', hdreventb)</text:p>
            <text:p>imbprev=sccreadfits(secchipath+'/b/img/cor2/20110605/level1/20110605_08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605/25374845.fts', lasco1hdr);+'/C3/L0/20130328/32334111.fts', lasco1hdr)</text:p>
            <text:p>lasco0=readfits(lascopath+'/20110605/2537484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605/preped/20110605_054530_14euB.fts', heuvib)</text:p>
            <text:p>imeuvia=sccreadfits(secchipath+'/a/img/euvi/20110605/preped/20110605_061530_14euA.fts', heuvia)</text:p>
            <text:p>;This one replaces one of the EUVIs for SDO AIA</text:p>
            <text:p>imeuvia=sccreadfits('/home/hebe/data/sdo/aia/L1/193/20110605/preped/AIA20110605_0539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62" table:number-columns-repeated="5"/>
          <table:table-cell table:style-name="ce68" table:number-columns-repeated="9"/>
          <table:table-cell table:style-name="ce71" table:number-columns-repeated="982"/>
        </table:table-row>
        <table:table-row table:style-name="ro7">
          <table:table-cell table:style-name="ce9" table:number-columns-repeated="4"/>
          <table:table-cell table:style-name="ce6"/>
          <table:table-cell table:style-name="ce17"/>
          <table:table-cell table:style-name="ce6"/>
          <table:table-cell table:style-name="ce14"/>
          <table:table-cell table:style-name="ce6"/>
          <table:table-cell table:style-name="ce17"/>
          <table:table-cell table:style-name="ce9" table:number-columns-repeated="4"/>
          <table:table-cell table:style-name="ce6"/>
          <table:table-cell table:style-name="ce17" table:number-columns-repeated="6"/>
          <table:table-cell table:style-name="ce44"/>
          <table:table-cell table:style-name="ce51"/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7">
          <table:table-cell table:style-name="ce9" table:number-columns-repeated="4"/>
          <table:table-cell table:style-name="ce6"/>
          <table:table-cell table:style-name="ce17"/>
          <table:table-cell table:style-name="ce6"/>
          <table:table-cell table:style-name="ce17"/>
          <table:table-cell table:style-name="ce6"/>
          <table:table-cell table:style-name="ce17"/>
          <table:table-cell table:style-name="ce9" table:number-columns-repeated="4"/>
          <table:table-cell table:style-name="ce6"/>
          <table:table-cell table:style-name="ce17" table:number-columns-repeated="6"/>
          <table:table-cell table:style-name="ce44"/>
          <table:table-cell table:style-name="ce51"/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7">
          <table:table-cell table:style-name="ce9" table:number-columns-repeated="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9" table:number-columns-repeated="4"/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9" table:number-columns-repeated="4"/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 table:number-rows-repeated="3"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>
          <table:table-cell table:style-name="ce4" office:value-type="time" office:time-value="PT05H30M00S" calcext:value-type="time">
            <text:p>05:30:00</text:p>
          </table:table-cell>
          <table:table-cell table:style-name="ce14" office:value-type="string" calcext:value-type="string">
            <text:p>20110605_053000_0B4c1B.fts</text:p>
          </table:table-cell>
          <table:table-cell table:style-name="ce4" office:value-type="time" office:time-value="PT05H20M00S" calcext:value-type="time">
            <text:p>05:20:00</text:p>
          </table:table-cell>
          <table:table-cell table:style-name="ce14" office:value-type="string" calcext:value-type="string">
            <text:p>20110605_052000_0B4c1B.fts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 office:value-type="time" office:time-value="PT05H30M00S" calcext:value-type="time">
            <text:p>05:30:00</text:p>
          </table:table-cell>
          <table:table-cell table:style-name="ce14" office:value-type="string" calcext:value-type="string">
            <text:p>20110605_053000_0B4c1A.fts</text:p>
          </table:table-cell>
          <table:table-cell table:style-name="ce4" office:value-type="time" office:time-value="PT05H20M00S" calcext:value-type="time">
            <text:p>05:20:00</text:p>
          </table:table-cell>
          <table:table-cell table:style-name="ce14" office:value-type="string" calcext:value-type="string">
            <text:p>20110605_052000_0B4c1A.fts</text:p>
          </table:table-cell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>
          <table:table-cell table:style-name="ce6" office:value-type="time" office:time-value="PT06H00M00S" calcext:value-type="time">
            <text:p>06:00:00</text:p>
          </table:table-cell>
          <table:table-cell table:style-name="ce14" office:value-type="string" calcext:value-type="string">
            <text:p>20110605_060000_0B4c1B.fts</text:p>
          </table:table-cell>
          <table:table-cell table:style-name="ce4" office:value-type="time" office:time-value="PT05H50M00S" calcext:value-type="time">
            <text:p>05:50:00</text:p>
          </table:table-cell>
          <table:table-cell table:style-name="ce14" office:value-type="string" calcext:value-type="string">
            <text:p>20110605_055000_0B4c1B.fts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6" office:value-type="time" office:time-value="PT06H00M00S" calcext:value-type="time">
            <text:p>06:00:00</text:p>
          </table:table-cell>
          <table:table-cell table:style-name="ce14" office:value-type="string" calcext:value-type="string">
            <text:p>20110605_060000_0B4c1A.fts</text:p>
          </table:table-cell>
          <table:table-cell table:style-name="ce4" office:value-type="time" office:time-value="PT05H50M00S" calcext:value-type="time">
            <text:p>05:50:00</text:p>
          </table:table-cell>
          <table:table-cell table:style-name="ce14" office:value-type="string" calcext:value-type="string">
            <text:p>20110605_055000_0B4c1A.fts</text:p>
          </table:table-cell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>
          <table:table-cell table:style-name="ce6" office:value-type="time" office:time-value="PT06H30M00S" calcext:value-type="time">
            <text:p>06:30:00</text:p>
          </table:table-cell>
          <table:table-cell table:style-name="ce14" office:value-type="string" calcext:value-type="string">
            <text:p>20110605_063000_0B4c1B.fts</text:p>
          </table:table-cell>
          <table:table-cell table:style-name="ce6" office:value-type="time" office:time-value="PT06H20M00S" calcext:value-type="time">
            <text:p>06:20:00</text:p>
          </table:table-cell>
          <table:table-cell table:style-name="ce14" office:value-type="string" calcext:value-type="string">
            <text:p>20110605_062000_0B4c1B.fts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6" office:value-type="time" office:time-value="PT06H30M00S" calcext:value-type="time">
            <text:p>06:30:00</text:p>
          </table:table-cell>
          <table:table-cell table:style-name="ce14" office:value-type="string" calcext:value-type="string">
            <text:p>20110605_063000_0B4c1A.fts</text:p>
          </table:table-cell>
          <table:table-cell table:style-name="ce6" office:value-type="time" office:time-value="PT06H20M00S" calcext:value-type="time">
            <text:p>06:20:00</text:p>
          </table:table-cell>
          <table:table-cell table:style-name="ce14" office:value-type="string" calcext:value-type="string">
            <text:p>20110605_062000_0B4c1A.fts</text:p>
          </table:table-cell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36" office:value-type="time" office:time-value="PT08H08M00S" calcext:value-type="time">
            <text:p>08:08:00</text:p>
          </table:table-cell>
          <table:table-cell table:style-name="ce17" office:value-type="string" calcext:value-type="string">
            <text:p>20110605_080800_04c2A.fts</text:p>
          </table:table-cell>
          <table:table-cell table:style-name="ce4" office:value-type="time" office:time-value="PT07H54M00S" calcext:value-type="time">
            <text:p>07:54:00</text:p>
          </table:table-cell>
          <table:table-cell table:style-name="ce17" office:value-type="string" calcext:value-type="string">
            <text:p>20110605_075400_04c2A.fts</text:p>
          </table:table-cell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 table:number-rows-repeated="4"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/>
          <table:table-cell table:style-name="ce69"/>
          <table:table-cell table:style-name="ce63" table:number-columns-repeated="7"/>
          <table:table-cell table:number-columns-repeated="982"/>
        </table:table-row>
        <table:table-row table:style-name="ro7" table:number-rows-repeated="15"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 table:number-columns-repeated="6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 table:number-rows-repeated="14">
          <table:table-cell table:style-name="ce4"/>
          <table:table-cell table:style-name="ce14"/>
          <table:table-cell table:style-name="ce4"/>
          <table:table-cell table:style-name="ce26"/>
          <table:table-cell table:style-name="ce30"/>
          <table:table-cell table:style-name="ce26"/>
          <table:table-cell table:style-name="ce35"/>
          <table:table-cell table:style-name="ce14"/>
          <table:table-cell table:style-name="ce4"/>
          <table:table-cell table:style-name="ce26"/>
          <table:table-cell table:style-name="ce35"/>
          <table:table-cell table:style-name="ce37"/>
          <table:table-cell table:style-name="ce38"/>
          <table:table-cell table:style-name="ce26"/>
          <table:table-cell table:style-name="ce30"/>
          <table:table-cell table:style-name="ce26" table:number-columns-repeated="4"/>
          <table:table-cell table:style-name="ce40"/>
          <table:table-cell table:style-name="ce14"/>
          <table:table-cell table:style-name="ce42"/>
          <table:table-cell table:style-name="ce54"/>
          <table:table-cell table:style-name="ce42" table:number-columns-repeated="5"/>
          <table:table-cell table:style-name="ce22" table:number-columns-repeated="5"/>
          <table:table-cell table:style-name="ce63" table:number-columns-repeated="9"/>
          <table:table-cell table:number-columns-repeated="982"/>
        </table:table-row>
        <table:table-row table:style-name="ro7" table:number-rows-repeated="13">
          <table:table-cell table:style-name="ce4"/>
          <table:table-cell table:style-name="ce14"/>
          <table:table-cell table:style-name="ce4"/>
          <table:table-cell table:style-name="ce26"/>
          <table:table-cell table:style-name="ce30"/>
          <table:table-cell table:style-name="ce26"/>
          <table:table-cell table:style-name="ce35"/>
          <table:table-cell table:style-name="ce14"/>
          <table:table-cell table:style-name="ce4"/>
          <table:table-cell table:style-name="ce26"/>
          <table:table-cell table:style-name="ce35"/>
          <table:table-cell table:style-name="ce37"/>
          <table:table-cell table:style-name="ce38"/>
          <table:table-cell table:style-name="ce26"/>
          <table:table-cell table:style-name="ce30"/>
          <table:table-cell table:style-name="ce26" table:number-columns-repeated="4"/>
          <table:table-cell table:style-name="ce40"/>
          <table:table-cell table:style-name="ce14"/>
          <table:table-cell table:style-name="ce22"/>
          <table:table-cell table:style-name="ce47"/>
          <table:table-cell table:style-name="ce22" table:number-columns-repeated="10"/>
          <table:table-cell table:style-name="ce63" table:number-columns-repeated="9"/>
          <table:table-cell table:number-columns-repeated="982"/>
        </table:table-row>
        <table:table-row table:style-name="ro7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7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7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7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7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7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7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7" table:number-rows-repeated="10483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9:43:07.858376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0:45:42.379291761</dc:date>
    <meta:editing-duration>PT1H40M20S</meta:editing-duration>
    <meta:editing-cycles>22</meta:editing-cycles>
    <meta:generator>LibreOffice/4.2.8.2$Linux_x86 LibreOffice_project/420m0$Build-2</meta:generator>
    <meta:document-statistic meta:table-count="1" meta:cell-count="319" meta:object-count="0"/>
  </office:meta>
</office:document-meta>
</file>